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58220" draw:textarea-horizontal-align="justify" draw:textarea-vertical-align="middle" draw:auto-grow-height="false" fo:min-height="4.195cm" fo:min-width="5.85cm"/>
    </style:style>
    <style:style style:name="gr2" style:family="graphic" style:parent-style-name="standard">
      <style:graphic-properties draw:fill-color="#00b274" draw:textarea-horizontal-align="justify" draw:textarea-vertical-align="middle" draw:auto-grow-height="false" fo:min-height="0.949cm" fo:min-width="0.778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0.949cm" fo:min-width="0.778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949cm" fo:min-width="0.778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0.949cm" fo:min-width="0.778cm"/>
    </style:style>
    <style:style style:name="gr6" style:family="graphic" style:parent-style-name="standard">
      <style:graphic-properties draw:fill-color="#e3d200" draw:textarea-horizontal-align="justify" draw:textarea-vertical-align="middle" draw:auto-grow-height="false" fo:min-height="0.949cm" fo:min-width="0.778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949cm" fo:min-width="0.778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-color="#00b274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-color="#f04e4d"/>
      <style:paragraph-properties fo:text-align="center"/>
    </style:style>
    <style:style style:name="P6" style:family="paragraph">
      <loext:graphic-properties draw:fill-color="#add58a"/>
      <style:paragraph-properties fo:text-align="center"/>
    </style:style>
    <style:style style:name="P7" style:family="paragraph">
      <loext:graphic-properties draw:fill-color="#e3d200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4.445cm" svg:x="10.652cm" svg:y="17.256cm">
          <text:p text:style-name="P1">Trade made</text:p>
          <text:p text:style-name="P1">- From: Adam</text:p>
          <text:p text:style-name="P1">- To: Ewan</text:p>
          <text:p text:style-name="P1">- Given: 2 brick</text:p>
          <text:p text:style-name="P1">- Received: 1 st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1.905cm" svg:x="10.906cm" svg:y="6.3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2.032cm" svg:height="1.905cm" svg:x="12.43cm" svg:y="7.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.032cm" svg:height="1.905cm" svg:x="10.906cm" svg:y="8.2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.032cm" svg:height="1.905cm" svg:x="12.43cm" svg:y="9.2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2.032cm" svg:height="1.905cm" svg:x="13.954cm" svg:y="10.2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2.032cm" svg:height="1.905cm" svg:x="12.43cm" svg:y="11.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.032cm" svg:height="1.905cm" svg:x="13.954cm" svg:y="6.4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2.032cm" svg:height="1.905cm" svg:x="15.478cm" svg:y="7.4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2.032cm" svg:height="1.905cm" svg:x="13.954cm" svg:y="8.36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7.64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12:28:33.429817650</meta:creation-date>
    <dc:date>2019-11-16T15:39:43.721062717</dc:date>
    <meta:editing-duration>PT1H50M37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